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nchAnalyzer.setStemExclusionTable( File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nchAnalyzer.setStemExclusionTable( Map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nchAnalyzer.setStemExclusionTable( String [ ]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nchAnalyzer.French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nchAnalyzer.FrenchAnalyzer( File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nchAnalyzer.tokenStream( String fieldName , 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renchAnalyzer.FrenchAnalyzer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